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15cb1" officeooo:paragraph-rsid="00015cb1"/>
    </style:style>
    <style:style style:name="P2" style:family="paragraph" style:parent-style-name="Text_20_body">
      <style:text-properties officeooo:rsid="00015cb1" officeooo:paragraph-rsid="00017e2e"/>
    </style:style>
    <style:style style:name="P3" style:family="paragraph" style:parent-style-name="Text_20_body">
      <style:text-properties officeooo:rsid="00017e2e" officeooo:paragraph-rsid="00017e2e"/>
    </style:style>
    <style:style style:name="P4" style:family="paragraph" style:parent-style-name="Text_20_body">
      <style:text-properties officeooo:rsid="00017e2e" officeooo:paragraph-rsid="00031ec0"/>
    </style:style>
    <style:style style:name="T1" style:family="text">
      <style:text-properties officeooo:rsid="00017e2e"/>
    </style:style>
    <style:style style:name="T2" style:family="text">
      <style:text-properties officeooo:rsid="00031e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verchon</text:h>
      <text:p text:style-name="P1">Bonjour, </text:p>
      <text:p text:style-name="P2">je suis un élève ingénieur de l’École Centrale de Lyon <text:span text:style-name="T1">(ECL) </text:span>et directeur du département Liaison au Sol <text:span text:style-name="T1">à l’Écurie Piston Sport Auto (EPSA), l’association à travers laquelle l’ECL participe chaque année à la compétition du Formula Student. </text:span></text:p>
      <text:p text:style-name="P2"><text:span text:style-name="T1">Je vous contacte pour vous demander un devis pour les pièces suivantes :</text:span></text:p>
      <text:p text:style-name="P2">- </text:p>
      <text:p text:style-name="P2"/>
      <text:p text:style-name="P4"><text:span text:style-name="T2">J</text:span>e reste à disposition pour tout<text:span text:style-name="T2">e </text:span>information <text:span text:style-name="T2">supplémentaire</text:span>. </text:p>
      <text:p text:style-name="P4"><text:span text:style-name="T2">Je v</text:span>ous remerc<text:span text:style-name="T2">ie</text:span> par avance <text:span text:style-name="T2">de votre réponse rapide.</text:span></text:p>
      <text:p text:style-name="P3"/>
      <text:p text:style-name="P3">Bien cordialeme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SCHIO</meta:initial-creator>
    <meta:creation-date>2019-10-24T15:18:46.853932568</meta:creation-date>
    <meta:generator>LibreOffice/6.2.2.2$Linux_X86_64 LibreOffice_project/2b840030fec2aae0fd2658d8d4f9548af4e3518d</meta:generator>
    <dc:date>2019-10-24T15:30:51.395202673</dc:date>
    <dc:creator>Michele SCHIO</dc:creator>
    <meta:editing-duration>PT8M37S</meta:editing-duration>
    <meta:editing-cycles>2</meta:editing-cycles>
    <meta:document-statistic meta:table-count="0" meta:image-count="0" meta:object-count="0" meta:page-count="1" meta:paragraph-count="8" meta:word-count="73" meta:character-count="465" meta:non-whitespace-character-count="395"/>
  </office:meta>
</office:document-meta>
</file>